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a31" officeooo:paragraph-rsid="000a5a31"/>
    </style:style>
    <style:style style:name="P2" style:family="paragraph" style:parent-style-name="Standard">
      <style:text-properties officeooo:rsid="000a5a31" officeooo:paragraph-rsid="000e0fda"/>
    </style:style>
    <style:style style:name="P3" style:family="paragraph" style:parent-style-name="Standard">
      <style:text-properties officeooo:rsid="000e0fda" officeooo:paragraph-rsid="000e0fda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bb523"/>
    </style:style>
    <style:style style:name="T2" style:family="text">
      <style:text-properties officeooo:rsid="000e0fda"/>
    </style:style>
    <style:style style:name="T3" style:family="text">
      <style:text-properties officeooo:rsid="000ec5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One, two, three … swimming we go. <text:s/>Ice swimming.</text:h>
      <text:p text:style-name="P1"/>
      <text:p text:style-name="P2">She met and swam with Iceman – Wim Hof <text:span text:style-name="T2">first, with some other participants of one of the courses he gives </text:span></text:p>
      <text:p text:style-name="P2"/>
      <text:p text:style-name="P3">Women of beauty like hers don’t go unnoticed</text:p>
      <text:p text:style-name="P2"/>
      <text:p text:style-name="P2"/>
      <text:p text:style-name="P2"><text:span text:style-name="T1">and </text:span><text:span text:style-name="T3">later she swam with </text:span>Stig Severinsen and she also swam with lesser know<text:span text:style-name="T1">n</text:span> <text:span text:style-name="T3">female ice swimmers like:</text:span></text:p>
      <text:p text:style-name="P1"/>
      <text:p text:style-name="P1">Johanna Nordblad</text:p>
      <text:p text:style-name="P1"/>
      <text:p text:style-name="P1">Elina Mäkinen</text:p>
      <text:p text:style-name="P1"/>
      <text:p text:style-name="P1"/>
      <text:p text:style-name="P1"/>
      <text:p text:style-name="P1">This is such a bold, symbolic choice. Cold-water/ice swimming is literally about confronting death—numbing pain, controlled breath, pushing the body to the brink—and then emerging alive, exhilarated, reborn. It's the perfect metaphor for post-asylum Veronika: someone who has already "died" once and now actively seeks out near-death experiences not to end life, but to feel <text:span text:style-name="T2">alive</text:span> as intensely as possible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0:46:33.496848091</meta:creation-date>
    <dc:date>2026-01-06T22:39:07.675306580</dc:date>
    <meta:editing-duration>PT9M4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121" meta:character-count="734" meta:non-whitespace-character-count="619"/>
  </office:meta>
</office:document-meta>
</file>